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style:keep-together="true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018cm solid #ff0000" fo:border-right="none" fo:border-top="0.018cm solid #ff0000" fo:border-bottom="0.018cm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018cm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018cm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/>
      <style:text-properties fo:language="es" fo:country="ES"/>
    </style:style>
    <style:style style:name="P20" style:family="paragraph" style:parent-style-name="Standard">
      <style:paragraph-properties fo:margin-top="0.212cm" fo:margin-bottom="0.212cm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/>
      <style:text-properties fo:color="#ff0000" fo:language="es" fo:country="ES" fo:font-weight="bold" style:font-name-asian="Calibri" style:font-weight-asian="bold" style:font-name-complex="Calibri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font-weight="bold" style:font-weight-asian="bold" style:font-weight-complex="bold"/>
    </style:style>
    <style:style style:name="P2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-complex="Courier New1" style:font-style-complex="italic"/>
    </style:style>
    <style:style style:name="P28" style:family="paragraph" style:parent-style-name="Standard">
      <style:paragraph-properties fo:margin-left="0.635cm" fo:margin-right="0cm" fo:text-indent="0cm" style:auto-text-indent="false"/>
    </style:style>
    <style:style style:name="P29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31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32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33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34" style:family="paragraph" style:parent-style-name="Párrafo_20_de_20_lista">
      <style:paragraph-properties fo:margin-left="0.635cm" fo:margin-right="0cm" fo:margin-top="0.212cm" fo:margin-bottom="0cm" fo:text-indent="0cm" style:auto-text-indent="false"/>
      <style:text-properties fo:language="es" fo:country="ES"/>
    </style:style>
    <style:style style:name="P35" style:family="paragraph" style:parent-style-name="Lista_20_vistosa_20_-_20_Énfasis_20_1">
      <style:paragraph-properties fo:margin-left="0.635cm" fo:margin-right="0cm" fo:text-indent="0cm" style:auto-text-indent="false"/>
    </style:style>
    <style:style style:name="P36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0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41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43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44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45" style:family="paragraph" style:parent-style-name="WW-Predeterminado">
      <style:paragraph-properties fo:line-height="110%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46" style:family="paragraph" style:parent-style-name="WW-Predeterminado">
      <style:paragraph-properties fo:line-height="110%"/>
      <style:text-properties style:font-name="Courier New" style:font-name-complex="Courier New"/>
    </style:style>
    <style:style style:name="P47" style:family="paragraph" style:parent-style-name="WW-Predeterminado">
      <style:paragraph-properties fo:line-height="110%"/>
      <style:text-properties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/>
    </style:style>
    <style:style style:name="P49" style:family="paragraph" style:parent-style-name="ParrafoNegro">
      <style:text-properties fo:font-weight="bold" style:font-weight-asian="bold"/>
    </style:style>
    <style:style style:name="P50" style:family="paragraph" style:parent-style-name="Standard" style:list-style-name="WW8Num8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51" style:family="paragraph" style:parent-style-name="Heading" style:list-style-name="WW8Num8">
      <style:text-properties fo:language="es" fo:country="ES"/>
    </style:style>
    <style:style style:name="P52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018cm solid #808080"/>
      <style:text-properties fo:language="es" fo:country="ES"/>
    </style:style>
    <style:style style:name="P53" style:family="paragraph" style:parent-style-name="Table">
      <style:paragraph-properties>
        <style:tab-stops/>
      </style:paragraph-properties>
    </style:style>
    <style:style style:name="P54" style:family="paragraph" style:parent-style-name="Párrafo_20_de_20_lista" style:list-style-name="WW8Num8"/>
    <style:style style:name="P55" style:family="paragraph" style:parent-style-name="Párrafo_20_de_20_lista" style:list-style-name="WW8Num8">
      <style:paragraph-properties fo:margin-top="0.212cm" fo:margin-bottom="0cm"/>
    </style:style>
    <style:style style:name="P56" style:family="paragraph" style:parent-style-name="Párrafo_20_de_20_lista" style:list-style-name="WW8Num8">
      <style:paragraph-properties fo:margin-top="0.212cm" fo:margin-bottom="0cm"/>
      <style:text-properties fo:language="es" fo:country="ES"/>
    </style:style>
    <style:style style:name="P5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5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59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6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6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style:font-name-complex="Courier New1" style:font-style-complex="italic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style="italic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style:language-asian="en" style:country-asian="US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s" fo:country="ES" style:font-size-asian="10pt" style:font-size-complex="10pt"/>
    </style:style>
    <style:style style:name="T16" style:family="text">
      <style:text-properties fo:font-size="10pt" fo:language="es" fo:country="ES" fo:font-weight="bold" style:font-size-asian="10pt" style:font-weight-asian="bold"/>
    </style:style>
    <style:style style:name="T17" style:family="text">
      <style:text-properties style:font-size-complex="10pt"/>
    </style:style>
    <style:style style:name="T18" style:family="text">
      <style:text-properties style:font-name-asian="+mn-ea"/>
    </style:style>
    <style:style style:name="T19" style:family="text">
      <style:text-properties style:font-name="Calibri" fo:font-size="11pt" style:font-name-asian="+mn-ea" style:font-size-asian="11pt" style:font-name-complex="Calibri"/>
    </style:style>
    <style:style style:name="T20" style:family="text">
      <style:text-properties style:font-name="Calibri" style:font-name-asian="+mn-ea" style:font-name-complex="Calibri"/>
    </style:style>
    <style:style style:name="T21" style:family="text">
      <style:text-properties fo:color="#ff0000"/>
    </style:style>
    <style:style style:name="T22" style:family="text">
      <style:text-properties fo:color="#ff0000" fo:language="es" fo:country="ES"/>
    </style:style>
    <style:style style:name="T23" style:family="text">
      <style:text-properties fo:color="#ff0000" fo:language="es" fo:country="ES" fo:font-weight="bold" style:font-weight-asian="bold"/>
    </style:style>
    <style:style style:name="T24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5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26" style:family="text">
      <style:text-properties fo:color="#ff0000" fo:font-size="9pt" fo:language="es" fo:country="ES" style:font-size-asian="9pt" style:font-name-complex="Cambria"/>
    </style:style>
    <style:style style:name="T2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2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9" style:family="text">
      <style:text-properties style:font-size-complex="9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serif1" fo:font-size="11pt" fo:language="es" fo:country="ES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111111"/>
    </style:style>
    <style:style style:name="T37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/text:p>
            <text:p text:style-name="P4">Grupo de prácticas:</text:p>
            <text:p text:style-name="P5">Fecha de entrega: </text:p>
            <text:p text:style-name="P5">Fecha evaluación en clase: </text:p>
          </table:table-cell>
        </table:table-row>
      </table:table>
      <text:p text:style-name="P22"><text:s/></text:p>
      <text:p text:style-name="P23"><text:span text:style-name="Fuente_20_de_20_párrafo_20_predeter."><text:span text:style-name="T23">[</text:span></text:span><text:span text:style-name="Fuente_20_de_20_párrafo_20_predeter."><text:span text:style-name="T22">-RECORDATORIO, quitar todo este texto en rojo del cuaderno definitivo– </text:span></text:span></text:p>
      <text:p text:style-name="P25">1. COMENTARIOS</text:p>
      <text:p text:style-name="P24">1) <text:span text:style-name="T33">Esta plantilla </text:span><text:span text:style-name="T35">no sustituye</text:span><text:span text:style-name="T33"> al guion de prácticas, se ha preparado para ahorrarles trabajo.</text:span><text:span text:style-name="T32"> Las</text:span> preguntas de esta plantilla se han extraído del <text:span text:style-name="T3">guion</text:span> de prácticas de programación paralela, si tiene dudas sobre el enunciado consulte primero el <text:span text:style-name="T3">guion</text:span>.</text:p>
      <text:p text:style-name="P24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24">3) <text:span text:style-name="T34">No use máquinas virtuales.</text:span></text:p>
      <text:p text:style-name="P24"><text:span text:style-name="T34"/></text:p>
      <text:p text:style-name="P23"><text:span text:style-name="Fuente_20_de_20_párrafo_20_predeter."><text:span text:style-name="T24">2. NORMAS SOBRE EL USO DE LA PLANTILLA</text:span></text:span><text:span text:style-name="Fuente_20_de_20_párrafo_20_predeter."><text:span text:style-name="T22"> </text:span></text:span></text:p>
      <text:p text:style-name="P23"><text:span text:style-name="Fuente_20_de_20_párrafo_20_predeter."><text:span text:style-name="T22">1) Usar </text:span></text:span><text:span text:style-name="Fuente_20_de_20_párrafo_20_predeter."><text:span text:style-name="T23">interlineado SENCILLO</text:span></text:span><text:span text:style-name="Fuente_20_de_20_párrafo_20_predeter."><text:span text:style-name="T22">. </text:span></text:span></text:p>
      <text:p text:style-name="P24">2) Respetar los tipos de letra y tamaños indicados: </text:p>
      <text:p text:style-name="P24">- Calibri-11 o Liberation Serif-11 para el texto</text:p>
      <text:p text:style-name="P23"><text:span text:style-name="Fuente_20_de_20_párrafo_20_predeter."><text:span text:style-name="T22">-</text:span></text:span><text:span text:style-name="Fuente_20_de_20_párrafo_20_predeter."><text:span text:style-name="T25"> </text:span></text:span><text:span text:style-name="Fuente_20_de_20_párrafo_20_predeter."><text:span text:style-name="T27">Courier New-10 o Liberation Mono-10 para nombres de fichero, comandos, variables de entorno, etc., cuando se usan en el texto</text:span></text:span><text:span text:style-name="Fuente_20_de_20_párrafo_20_predeter."><text:span text:style-name="T28">.</text:span></text:span></text:p>
      <text:p text:style-name="P60">- Courier New o Liberation Mono de tamaño 8 o 9 para el código fuente en los listados de código fuente.</text:p>
      <text:p text:style-name="P27">- Formatee el código fuente de los listados para que sea legible, limpio y claro. Consulte, como ejemplo, los Listados 1 y 2 del guion (tabule, comente, …) </text:p>
      <text:p text:style-name="P24">3) Insertar las capturas de pantalla donde se pidan y donde se considere oportuno</text:p>
      <text:p text:style-name="P24"><text:span text:style-name="Fuente_20_de_20_párrafo_20_predeter."><text:span text:style-name="T2">Recuerde que debe 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list xml:id="list7513856043901552703" text:style-name="WW8Num8">
        <text:list-header>
          <text:p text:style-name="P51"><text:span text:style-name="Fuente_20_de_20_párrafo_20_predeter."><text:span text:style-name="T36">Ejercicios basados en los ejemplos del seminario práctico</text:span></text:span></text:p>
        </text:list-header>
        <text:list-item>
          <text:p text:style-name="P50"><text:span text:style-name="T4">Usar la directiva </text:span><text:span text:style-name="codigo"><text:span text:style-name="T18">parallel</text:span></text:span><text:span text:style-name="T4"> combinada con directivas de trabajo compartido en los ejemplos </text:span><text:span text:style-name="codigo">bucle-for.c </text:span><text:span text:style-name="T4">y </text:span><text:span text:style-name="codigo">sections.c</text:span><text:span text:style-name="T4"> del seminario. Incorporar el código fuente resultante al cuaderno de prácticas.</text:span></text:p>
        </text:list-item>
      </text:list>
      <text:p text:style-name="P31"/>
      <text:p text:style-name="P28"><text:span text:style-name="PalabraNegro"><text:span text:style-name="T5">RESPUESTA</text:span></text:span><text:span text:style-name="PalabraNegro"><text:span text:style-name="T4">: </text:span></text:span><text:span text:style-name="Palabra"><text:span text:style-name="T4">código fuente</text:span></text:span><text:span text:style-name="T4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oft-page-break/><text:span text:style-name="codigo">…</text:span></text:p>
            <text:p text:style-name="P46"><text:span text:style-name="codigo"><text:span text:style-name="T29">}</text:span></text:span><text:span text:style-name="codigo"><text:span text:style-name="T17"> </text:span></text:span></text:p>
          </table:table-cell>
        </table:table-row>
      </table:table>
      <text:p text:style-name="P30"/>
      <text:p text:style-name="P28"><text:span text:style-name="PalabraNegro"><text:span text:style-name="T5">RESPUESTA</text:span></text:span><text:span text:style-name="PalabraNegro"><text:span text:style-name="T4">: </text:span></text:span><text:span text:style-name="T4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#include &lt;stdlib.h&gt;</text:p>
            <text:p text:style-name="P44">#include &lt;omp.h&gt;</text:p>
            <text:p text:style-name="P42"/>
            <text:p text:style-name="P44">int main(int argc, char ** argv)</text:p>
            <text:p text:style-name="P44">{</text:p>
            <text:p text:style-name="P45">…</text:p>
            <text:p text:style-name="P46"><text:span text:style-name="T12">}</text:span><text:span text:style-name="T14"> </text:span></text:p>
          </table:table-cell>
        </table:table-row>
      </table:table>
      <text:p text:style-name="P31"/>
      <text:list xml:id="list31378854" text:continue-numbering="true" text:style-name="WW8Num8">
        <text:list-item>
          <text:p text:style-name="P50"><text:span text:style-name="T4">Imprimir los resultados del programa </text:span><text:span text:style-name="codigo">single.c</text:span><text:span text:style-name="T4"> usando una directiva </text:span><text:span text:style-name="codigo"><text:span text:style-name="T18">single</text:span></text:span><text:span text:style-name="T4"> dentro de la construcción </text:span><text:span text:style-name="codigo"><text:span text:style-name="T18">parallel</text:span></text:span><text:span text:style-name="codigo"><text:span text:style-name="T19"> </text:span></text:span>en lugar de imprimirlos<text:span text:style-name="codigo"><text:span text:style-name="T19"> </text:span></text:span>fuera de la región<text:span text:style-name="codigo"><text:span text:style-name="T20"> </text:span></text:span><text:span text:style-name="codigo"><text:span text:style-name="T18">parallel</text:span></text:span><text:span text:style-name="T4">. Añadir lo necesario, dentro de la nueva directiva </text:span><text:span text:style-name="codigo">single</text:span><text:span text:style-name="T4"> incorporada, para que se imprima el identificador del thread que ejecuta el bloque estructurado de la directiva </text:span><text:span text:style-name="codigo">single</text:span><text:span text:style-name="T4">. Incorpore en su cuaderno de trabajo el código fuente y volcados de pantalla con los resultados de ejecución obtenidos.</text:span></text:p>
        </text:list-item>
      </text:list>
      <text:p text:style-name="P33"><text:span text:style-name="PalabraNegro"><text:span text:style-name="T5">RESPUESTA</text:span></text:span><text:span text:style-name="PalabraNegro"><text:span text:style-name="T4">:</text:span></text:span><text:span text:style-name="T4"> </text:span><text:span text:style-name="Palabra"><text:span text:style-name="T4">código fuente</text:span></text:span><text:span text:style-name="T4"> </text:span><text:span text:style-name="T13">single</text:span><text:span text:style-name="codigo">Modificado.c</text:span></text:p>
      <text:p text:style-name="P2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pan text:style-name="codigo">…</text:span></text:p>
            <text:p text:style-name="P46"><text:span text:style-name="codigo"><text:span text:style-name="T29">}</text:span></text:span><text:span text:style-name="codigo"><text:span text:style-name="T17"> </text:span></text:span></text:p>
          </table:table-cell>
        </table:table-row>
      </table:table>
      <text:p text:style-name="ParrafoNegro">CAPTURAS DE PANTALLA:</text:p>
      <text:p text:style-name="P16"/>
      <text:p text:style-name="P16"/>
      <text:p text:style-name="P13"><text:span text:style-name="codigo"/></text:p>
      <text:p text:style-name="P16"/>
      <text:list xml:id="list31386821" text:continue-numbering="true" text:style-name="WW8Num8">
        <text:list-item>
          <text:p text:style-name="P50"><text:span text:style-name="T4">Imprimir los resultados del programa </text:span><text:span text:style-name="codigo">single.c</text:span><text:span text:style-name="T4"> usando una directiva </text:span><text:span text:style-name="codigo"><text:span text:style-name="T18">master</text:span></text:span><text:span text:style-name="T4"> dentro de la construcción </text:span><text:span text:style-name="codigo"><text:span text:style-name="T18">parallel</text:span></text:span><text:span text:style-name="codigo"><text:span text:style-name="T19"> en lugar de imprimirlos fuera de la región</text:span></text:span><text:span text:style-name="codigo"><text:span text:style-name="T18"> parallel</text:span></text:span><text:span text:style-name="T4">. Añadir lo necesario, dentro de la nueva directiva </text:span><text:span text:style-name="codigo">master</text:span><text:span text:style-name="T4"> incorporada, para que se imprima el identificador del thread que ejecuta el bloque estructurado de la directiva </text:span><text:span text:style-name="codigo">master</text:span><text:span text:style-name="T4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33"><text:span text:style-name="T5">RESPUESTA</text:span><text:span text:style-name="T4">: </text:span><text:span text:style-name="Palabra"><text:span text:style-name="T4">código fuente</text:span></text:span><text:span text:style-name="T4"> </text:span><text:span text:style-name="T13">single</text:span><text:span text:style-name="codigo"><text:span text:style-name="T17">Modificado2</text:span></text:span><text:span text:style-name="codigo">.c</text:span></text:p>
      <text:p text:style-name="P2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oft-page-break/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{</text:p>
            <text:p text:style-name="P45">…</text:p>
            <text:p text:style-name="P46"><text:span text:style-name="T12">}</text:span><text:span text:style-name="T14"> </text:span></text:p>
          </table:table-cell>
        </table:table-row>
      </table:table>
      <text:p text:style-name="ParrafoNegro">CAPTURAS DE PANTALLA:</text:p>
      <text:p text:style-name="P31"/>
      <text:p text:style-name="P31"/>
      <text:p text:style-name="ParrafoNegro">RESPUESTA A LA PREGUNTA:</text:p>
      <text:p text:style-name="P31"/>
      <text:list xml:id="list31387741" text:continue-numbering="true" text:style-name="WW8Num8">
        <text:list-item>
          <text:p text:style-name="P54"><text:span text:style-name="T4">¿Por qué si se elimina directiva </text:span><text:span text:style-name="codigo"><text:span text:style-name="T18">barrier</text:span></text:span><text:span text:style-name="T4"> en el ejemplo </text:span><text:span text:style-name="codigo">master.c</text:span><text:span text:style-name="T4"> la suma que se calcula e imprime no siempre es correcta? Responda razonadamente.</text:span></text:p>
        </text:list-item>
      </text:list>
      <text:p text:style-name="ParrafoNegro"><text:span text:style-name="T2">RESPUESTA</text:span>:</text:p>
      <text:h text:style-name="P52" text:outline-level="3" text:is-list-header="true"/>
      <text:p text:style-name="Heading"><text:s text:c="6"/>Resto de ejercicios</text:p>
      <text:list xml:id="list31386425" text:continue-numbering="true" text:style-name="WW8Num8">
        <text:list-item>
          <text:p text:style-name="P55"><text:span text:style-name="T4">El programa secuencial C del Listado 1 calcula la suma de dos vectores (v3 = v1 + v2; <text:s/>v3(i) = v1(i) + v2(i), <text:s/>i=0,…N-1). Generar el ejecutable del programa del </text:span><text:span text:style-name="T31">Listado 1</text:span><text:span text:style-name="T4"> para </text:span><text:span text:style-name="T5">vectores globales</text:span><text:span text:style-name="T4">. Usar </text:span><text:span text:style-name="codigo">time</text:span><text:span text:style-name="T4"> (Lección 3/ Tema 1) en la línea de comandos para obtener, en el PC local, el tiempo de ejecución (</text:span><text:span text:style-name="T7">elapsed time</text:span><text:span text:style-name="T4">) y el tiempo de CPU del usuario y del sistema generado. Obtenga los tiempos para vectores con 10000000 componentes. ¿La suma de los tiempos de CPU del usuario y del sistema es mayor o igual que el tiempo real (</text:span><text:span text:style-name="T8">elapsed</text:span><text:span text:style-name="T4">)? Justifique la respuesta. <text:s/></text:span></text:p>
        </text:list-item>
      </text:list>
      <text:p text:style-name="ParrafoNegro">CAPTURAS DE PANTALLA:</text:p>
      <text:p text:style-name="P34"/>
      <text:list xml:id="list31371375" text:continue-numbering="true" text:style-name="WW8Num8">
        <text:list-item>
          <text:p text:style-name="P55"><text:span text:style-name="T4">Generar el código ensamblador a partir del programa secuencial C del </text:span><text:span text:style-name="T31">Listado 1</text:span><text:span text:style-name="T4"> para </text:span><text:span text:style-name="T5">vectores globales</text:span><text:span text:style-name="T4"> (para generar el código ensamblador tiene que compilar usando </text:span><text:span text:style-name="codigo">-S</text:span><text:span text:style-name="T4"> en lugar de </text:span><text:span text:style-name="codigo">-o</text:span><text:span text:style-name="T4">). Utilice el fichero con el código fuente ensamblador generado y el fichero ejecutable generado en el ejercicio 5 para obtener para atcgrid los MIPS (</text:span><text:span text:style-name="T7">Millions of Instructions Per Second</text:span><text:span text:style-name="T4">) y los MFLOPS (</text:span><text:span text:style-name="T7">Millions of FLOating-point Per Second</text:span><text:span text:style-name="T4">) del código que obtiene la suma de vectores (código entre las funciones </text:span><text:span text:style-name="codigo">clock_gettime()</text:span><text:span text:style-name="T4">); el cálculo se debe hacer para 10 y 10000000 componentes en los vectores (consulte la Lección 3/Tema1 AC). Incorpore </text:span><text:span text:style-name="T6">el código ensamblador de la parte de la suma de vectores</text:span><text:span text:style-name="T4"> en el cuaderno.</text:span></text:p>
        </text:list-item>
      </text:list>
      <text:p text:style-name="P32">CAPTURAS DE PANTALLA:</text:p>
      <text:p text:style-name="P32"/>
      <text:p text:style-name="ParrafoNegro">RESPUESTA: <text:span text:style-name="T30">cálculo de los MIPS y los MFLOPS</text:span></text:p>
      <text:p text:style-name="P49">RESPUESTA: 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7"><text:s/></text:p>
          </table:table-cell>
        </table:table-row>
      </table:table>
      <text:p text:style-name="P34"><text:soft-page-break/></text:p>
      <text:list xml:id="list31370078" text:continue-numbering="true" text:style-name="WW8Num8">
        <text:list-item>
          <text:p text:style-name="P55"><text:span text:style-name="T4">Implementar un programa en C con OpenMP, a partir del código del </text:span><text:span text:style-name="T31">Listado 1</text:span><text:span text:style-name="T4">, que calcule en paralelo la suma de dos vectores (v3 = v1 + v2; <text:s/>v3(i)=v1(i)+v2(i), <text:s/>i=0,…N-1) usando las directivas </text:span><text:span text:style-name="codigo">parallel</text:span><text:span text:style-name="T4"> y </text:span><text:span text:style-name="codigo">for</text:span><text:span text:style-name="T4">. Se debe paralelizar también las tareas asociadas a la iniciali</text:span><text:span text:style-name="T4">zación de los vectores. Como en el código del </text:span><text:span text:style-name="T31">Listado 1</text:span><text:span text:style-name="T4"> se debe obtener el tiempo (</text:span><text:span text:style-name="T7">elapsed time</text:span><text:span text:style-name="T4">) que supone el cálculo de la suma. Para obtener este tiempo usar la función </text:span><text:span text:style-name="codigo">omp_get_wtime()</text:span><text:span text:style-name="T6">, </text:span><text:span text:style-name="T4">que proporciona el estándar OpenMP, en lugar de </text:span><text:span text:style-name="codigo">clock_gettime()</text:span><text:span text:style-name="T4">. </text:span><text:span text:style-name="T15">NOTAS: (1) el número de componentes N de los vectores debe ser un argumento de entrada al pro</text:span><text:span text:style-name="T15">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pan text:style-name="codigo">…</text:span></text:p>
            <text:p text:style-name="P46"><text:span text:style-name="codigo"><text:span text:style-name="T29">}</text:span></text:span><text:span text:style-name="codigo"><text:span text:style-name="T17"> </text:span></text:span></text:p>
          </table:table-cell>
        </table:table-row>
      </table:table>
      <text:p text:style-name="P34"/>
      <text:p text:style-name="ParrafoNegro">(RECUERDE ADJUNTAR CÓDIGO FUENTE AL .ZIP)</text:p>
      <text:p text:style-name="ParrafoNegro">CAPTURAS DE PANTALLA (compilación y ejecución para N=8 y N=11):</text:p>
      <text:p text:style-name="P32"/>
      <text:p text:style-name="P34"/>
      <text:list xml:id="list31381261" text:continue-numbering="true" text:style-name="WW8Num8">
        <text:list-item>
          <text:p text:style-name="P55"><text:span text:style-name="T4">Implementar un programa en C con OpenMP, a partir del código del </text:span><text:span text:style-name="T31">Listado 1</text:span><text:span text:style-name="T4">, que calcule en paralelo la suma de dos vectores usando las </text:span><text:span text:style-name="codigo">parallel</text:span><text:span text:style-name="T4"> y </text:span><text:span text:style-name="codigo">sections/section</text:span><text:span text:style-name="T4"> (se debe aprovechar el paralelismo de datos usando estas directivas en lugar de la directiva </text:span><text:span text:style-name="codigo">for</text:span><text:span text:style-name="T4">); es decir, hay que repartir el trabajo (tareas) entre varios threads usando <text:s/></text:span><text:span text:style-name="codigo">sections/section.</text:span><text:span text:style-name="T4"> Se debe paralelizar también las tareas asociadas a la inicialización de los vectores. Para obtener este tiempo usar la función </text:span><text:span text:style-name="codigo">omp_get_wtime() </text:span><text:span text:style-name="T4">en lugar de </text:span><text:span text:style-name="codigo">clock_gettime()</text:span><text:span text:style-name="T4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1"><text:span text:style-name="T2">RESPUESTA: </text:span>código fuente implementado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43"><text:span text:style-name="codigo">/* Tipo de letra Courier New o Liberation Mono. Tamaño 8 o 9.*/</text:span></text:p>
            <text:p text:style-name="P43"><text:span text:style-name="codigo">/* COPIAR Y PEGAR CÓDIGO FUENTE AQUÍ*/</text:span></text:p>
            <text:p text:style-name="P44"><text:span text:style-name="codigo">/* INTERLINEADO SENCILLO */</text:span></text:p>
            <text:p text:style-name="P42"><text:span text:style-name="codigo"/></text:p>
            <text:p text:style-name="P44"><text:span text:style-name="codigo">#include &lt;stdio.h&gt;</text:span></text:p>
            <text:p text:style-name="P44"><text:span text:style-name="codigo">#include &lt;stdlib.h&gt;</text:span></text:p>
            <text:p text:style-name="P44"><text:span text:style-name="codigo">#include &lt;omp.h&gt;</text:span></text:p>
            <text:p text:style-name="P42"><text:span text:style-name="codigo"/></text:p>
            <text:p text:style-name="P44"><text:span text:style-name="codigo">int main(int argc, char ** argv)</text:span></text:p>
            <text:p text:style-name="P44"><text:span text:style-name="codigo">{</text:span></text:p>
            <text:p text:style-name="P45"><text:span text:style-name="codigo">…</text:span></text:p>
            <text:p text:style-name="P46"><text:span text:style-name="codigo"><text:span text:style-name="T29">}</text:span></text:span><text:span text:style-name="codigo"><text:span text:style-name="T17"> </text:span></text:span></text:p>
          </table:table-cell>
        </table:table-row>
      </table:table>
      <text:p text:style-name="P34"/>
      <text:p text:style-name="ParrafoNegro">(RECUERDE ADJUNTAR CÓDIGO FUENTE AL .ZIP)</text:p>
      <text:p text:style-name="ParrafoNegro">CAPTURAS DE PANTALLA (compilación y ejecución para N=8 y N=11):</text:p>
      <text:p text:style-name="P32"/>
      <text:p text:style-name="P32"/>
      <text:list xml:id="list31377919" text:continue-numbering="true" text:style-name="WW8Num8">
        <text:list-item>
          <text:p text:style-name="P56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/text:p>
      <text:p text:style-name="P32"/>
      <text:list xml:id="list31386855" text:continue-numbering="true" text:style-name="WW8Num8">
        <text:list-item>
          <text:p text:style-name="P55"><text:span text:style-name="T10"><text:s/></text:span><text:span text:style-name="T4">Rellenar una tabla como la Tabla 2</text:span><text:span text:style-name="T4"><text:bookmark-ref text:reference-format="number" text:ref-name="_Ref347300391"/></text:span><text:span text:style-name="T4"> para atcgrid y otra para el PC local con los tiempos de ejecución de los programas paralelos implementados en los ejercicios 7 y 8 y el programa secuencial del </text:span><text:span text:style-name="T31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34"/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8031140363025852516" text:style-name="WW8Num7"><text:list-header><text:p text:style-name="P53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8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6">T. paralelo (versión </text:span><text:span text:style-name="codigo">for</text:span><text:span text:style-name="T16">)</text:span></text:p><text:p text:style-name="P36">¿?threads/cores</text:p></table:table-cell><table:table-cell table:style-name="Tabla10.A1" office:value-type="string"><text:p text:style-name="P10"><text:span text:style-name="T16">T. paralelo (versión </text:span><text:span text:style-name="codigo">sections)</text:span></text:p><text:p text:style-name="P36">¿?threads/cores</text:p></table:table-cell></table:table-row><table:table-row table:style-name="Tabla10.1"><table:table-cell table:style-name="Tabla10.A2" office:value-type="string"><text:p text:style-name="P41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40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13107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52428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209715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838860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3355443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31373289" text:continue-list="list31386855" text:style-name="WW8Num8">
        <text:list-item>
          <text:p text:style-name="P55"><text:span text:style-name="T4">Rellenar una tabla como la </text:span><text:span text:style-name="T4"><text:bookmark-ref text:reference-format="number" text:ref-name="_Ref347671812"/></text:span><text:span text:style-name="T4"> Tabla 3 para el PC local con el tiempo de ejecución, tiempo de CPU del usuario y tiempo CPU del sistema obtenidos con </text:span><text:span text:style-name="codigo">time</text:span><text:span text:style-name="T4"> para el ejecutable del ejercicio 7 y <text:s/>para el programa secuencial del </text:span><text:span text:style-name="T31">Listado 1</text:span><text:span text:style-name="T4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29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31393520" text:continue-list="list8031140363025852516" text:style-name="WW8Num7">
              <text:list-header>
                <text:p text:style-name="P53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8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7">Elapsed <text:s text:c="10"/>CPU-user <text:s text:c="8"/>CPU- sys</text:p></table:table-cell><table:table-cell table:style-name="Tabla12.A1" office:value-type="string"><text:p text:style-name="P10"><text:span text:style-name="T16">Tiempo paralelo/versión </text:span><text:span text:style-name="codigo">for</text:span></text:p><text:p text:style-name="P38">¿? Threads/cores</text:p><text:p text:style-name="P39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13107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52428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209715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838860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3355443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6cm" fo:margin-right="0cm" fo:margin-top="0.706cm" fo:margin-bottom="0.141cm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/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35cm solid #808080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18cm solid #808080"/>
      <style:text-properties fo:color="#337275" style:font-name="Calibri" fo:language="en" fo:country="US" style:font-name-asian="Times New Roman" style:font-name-complex="Calibri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018cm solid #c0c0c0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fo:text-align="justify" style:justify-single-word="false" fo:orphans="2" fo:widows="2" fo:hyphenation-ladder-count="no-limit"/>
      <style:text-properties fo:color="#337275"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fo:text-align="justify" style:justify-single-word="false" fo:orphans="2" fo:widows="2" fo:hyphenation-ladder-count="no-limit"/>
      <style:text-properties fo:color="#337275" style:font-name="Calibri" fo:font-size="11pt" fo:language="en" fo:country="US" fo:font-style="italic" style:font-name-asian="Times New Roman" style:font-size-asian="11pt" style:font-style-asian="italic" style:font-name-complex="Calibri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size="10pt" fo:language="es" fo:country="ES" style:font-name-asian="MS Gothic" style:font-size-asian="10pt" style:font-name-complex="Times New Roman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Liberation serif" fo:font-size="11pt" fo:language="en" fo:country="US" style:font-name-asian="Times New Roman" style:font-size-asian="11pt" style:font-name-complex="Times New Roman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1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0.053cm solid #000000" style:shadow="none"/>
      <style:text-properties style:font-name="Liberation Mono" fo:font-size="9pt" style:font-size-asian="9pt" fo:hyphenate="false" fo:hyphenation-remain-char-count="0" fo:hyphenation-push-char-count="0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style:font-name-complex="Cambria"/>
    </style:style>
    <style:style style:name="WW8Num3z0" style:family="text">
      <style:text-properties fo:color="#4f81bd" style:font-name="Symbol" style:font-name-complex="Symbol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Liberation mono" fo:font-size="9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size-complex="11pt"/>
    </style:style>
    <style:style style:name="mancia" style:family="text">
      <style:text-properties style:font-name="Liberation serif" style:font-size-asian="10.5pt"/>
    </style:style>
    <style:style style:name="PalabraNegro" style:family="text">
      <style:text-properties style:font-name="Liberation serif" fo:font-size="10pt" style:font-size-asian="10.5pt"/>
    </style:style>
    <style:style style:name="Palabra" style:family="text">
      <style:text-properties style:font-name="Liberation Serif1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Javier Herrera</meta:initial-creator>
    <meta:creation-date>2013-03-01T17:36:00</meta:creation-date>
    <dc:date>2016-02-06T11:20:58.09</dc:date>
    <meta:editing-cycles>41</meta:editing-cycles>
    <meta:editing-duration>PT7H27M15S</meta:editing-duration>
    <meta:generator>OpenOffice/4.1.0$Win32 OpenOffice.org_project/410m18$Build-9764</meta:generator>
    <dc:creator>María López Salas</dc:creator>
    <meta:document-statistic meta:table-count="12" meta:image-count="0" meta:object-count="0" meta:page-count="6" meta:paragraph-count="168" meta:word-count="1873" meta:character-count="11568"/>
    <meta:user-defined meta:name="Información 1"/>
    <meta:user-defined meta:name="Información 2"/>
    <meta:user-defined meta:name="Información 3"/>
    <meta:user-defined meta:name="Información 4"/>
  </office:meta>
</office:document-meta>
</file>